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8"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text-position="super 58%" style:font-name="Times New Roman" fo:font-size="12pt" style:text-underline-style="none" fo:font-weight="normal" style:font-size-asian="12pt" style:font-weight-asian="normal" style:font-size-complex="12pt" style:font-weight-complex="normal"/>
    </style:style>
    <style:style style:name="T11" style:family="text">
      <style:text-properties style:text-position="super 58%" fo:font-size="12pt" style:text-underline-style="none"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Tech Weapon Variant AU: The Dane Sacellum</text:p>
      <text:p text:style-name="P1"/>
      <text:p text:style-name="P2"><text:span text:style-name="T1">Abstract</text:span>: Set in the BattleTech universe, a faction is created in the 2500s that is set a great distance from the Inner Sphere. This faction has the basic weapon technologies of the nascent Star League but as time wears on loses the ability to create/maintain those technologies and so develops their own new weapons and designs. The faction later is brought back into contact with the Inner Sphere by explorers from ComStar's Explorer Corps and decides to return to the Inner Sphere, invading the fringes of the Taurian Concordat in 3051.</text:p>
      <text:p text:style-name="P2"/>
      <text:p text:style-name="Standard"><text:span text:style-name="T8">Faction History</text:span><text:span text:style-name="T9">: Settled by Terran colonists fleeing the Terran Hegemony system of </text:span><text:span text:style-name="T7">Chisholm</text:span><text:span text:style-name="T9"> at the dawn of the Star League in 2571, the Dane Sacellum has been fermenting quietly in its own internal politics for centuries. The colonists were a disparate group, composed of the families and workers of three Hegemony corporations that felt they were not being heard or represented by their government as the Star League was born. These corporations were Dane Computing (a software and hardware manufacturer), Mallard Robotics (a cutting edge robotics developer), and Jacobson Arms (a weapon and vehicle manufacturer for the Hegemony military). They had come together in the 26</text:span><text:span text:style-name="T10">th</text:span><text:span text:style-name="T9"> century as a political move to consolidate their power bases but had been passed over by the Hegemony on several occasions. Their various leadership decided that, if the Hegemony would not treat them as they desired, they would strike out into space to do for themselves, and so the corporations pooled their resources, purchased various JumpShips, DropShips, and even a few WarShips that they converted into cargo and personnel carriers and struck out to find their fortunes. With them came almost 2 million people, mostly families and employees of the companies who agreed with their decision-making but also various colonists and adventuring souls who wanted to make their fortunes. The convoy passed out of known space and quickly found itself lost, eventually stumbling over </text:span><text:span text:style-name="T4">the systems they would eventually name the Sanctuary Worlds, which they discovered to be a series of dozens of habitable and human-ready worlds. These worlds were settled by the small corporate fleets and three governments formed from the ashes of the corporations, each on its own world: the Mallard Republic, the Dane Sacellum, and the Jacobson Haven. The three governments squabbled for centuries as they expanded into the Sanctuary Worlds until the 30</text:span><text:span text:style-name="T11">th</text:span><text:span text:style-name="T4"> century when the Sacellum managed, through skilled combat and diplomacy, to unify the Sanctuary under one banner, just in time for their first outside contact since their founding. ComStar's Explorer Corps stumbled across one of the Sanctuary's outlying worlds and was quickly captured. Realizing that the Inner Sphere still existed, the warlike Sacellum quickly geared itself for battle, believing that eventually someone would come for them. In order to learn more about their potential adversaries though, the Sacellum sent a JumpShip ahead to the Sphere in 3049 which scouted out potential locations for a beachhead into the Inner Sphere. A location along the Taurian Concordat's Rimwards border was selected, the Erod's Escape system. In 3051, after several more years of preparation, the Sacellum attacked Erod's Escape, rapidly overwhelming its defenders and claiming the system for the Sacellum. Over the next several months, a handful of other systems near Erod's Escape would be claimed by the Sacellum, who soundly trounced the Taurian defenders. However, once the Concordat realized what was happening and that the attacking Sacellum was using robots instead of humans, they managed to deploy a select group of ECM-capable mechs to the battlefield, shifting several fights in their favor. As of 3053, the Sacellum and Concordat remain at war and, while the Sacellum has the naval advantage (due to having several WarShips from their original departure from the Inner Sphere), neither side has the advantage on the ground, leading to several systems locked in a grueling ground war. </text:span></text:p>
      <text:p text:style-name="P2"/>
      <text:p text:style-name="P4">Society<text:span text:style-name="T2">: The people of the Sanctuary Worlds have traditionally been independently minded and fractious, fighting amongst themselves for centuries. However, with House Dane's ascension in the </text:span><text:soft-page-break/><text:span text:style-name="T2">2930s, that has changed. House Dane quickly reshaped the political landscape in the Sanctuary Worlds and has transformed the region into a finely tuned empire-in-all-but-name with itself at the head. This is even shown in the name, the Dane Sacellum, a sacellum being an ancient word for shrine. The Sanctuary worlders are still a tough people, as befits a people who have forged their lands out of nothing. They are not a strongly religious people as a general rule, though several major religions exist in the Sacellum such as a few flavors of Christianity and a resurgence of Buddist thought. The worlds of the Sacellum vary, with most being moderately settled and developed. Populations of a few millions on the major worlds are common, with the lesser worlds being only a few tens of thousands at most. The Sacellum is technologically capable, though in an unusual fashion (see Technologies, below). Their largest societal shift is in the area of warfare, where human war has been mostly done away with (though violent crime always exists), instead being an affair for robots, both autonomous and piloted. True human warfare happens only in highly ritualized ways, usually where a pair of warriors meet to symbolically determine the result of a larger conflict when traditional war has not developed a clear victor. It was in this fashion that House Dane conquered the Sanctuary Worlds, as they had the best fighting forces, both mass robotic forces and individual duelists.</text:span></text:p>
      <text:p text:style-name="P2"/>
      <text:p text:style-name="P2"><text:span text:style-name="T1">Location</text:span>: The faction is located as far Rimwards as the Clan Homeworlds are Corewards, past the Perseus-Cepherus Cloud Complex. The closest explored and settled location known to the Inner Sphere to the Sanctuary Worlds is the system known as Leviathan's Rest and even that is very far from the Sphere itself. The Perseus-Cepherus functionally blocks access to the Sanctuary Worlds unless the niavigator already know how to cross it. Luckily for them, the Sacellum has the original travel logs from their original settlement and so can return to the Sphere at their option.</text:p>
      <text:p text:style-name="P2"/>
      <text:p text:style-name="P2"><text:span text:style-name="T1">Technologies</text:span>: In some ways, the Sacellum is much like the Inner Sphere. Fusion engines are a common technology, BattleMechs are the kings of combat, and the K-F Drive is the only way to get from system to system. However, in other, very important, ways, the Sacellum is nothing like the Inner Sphere. </text:p>
      <text:p text:style-name="P2"/>
      <text:p text:style-name="P2">While basic missile systems and autocannons still exist on combat vehicles and BattleMechs, traditional energy weapons do not, having gone extinct centuries ago, either for lack of ability to maintain or desire use them. What few examples of the old laser and PPC technology still exist are museum pieces that have not seen active use in centuries. In the place of the energy weapons of the Inner Sphere, the Sanctuary worlders developed electrolasers, a system for creating blasts of rarefied plasma with a priming laser. These are significantly more destructive than traditional lasers and took their place upon introduction, relegating traditional lasers to the dustbin of history, and come in four varieties: small, medium, large, and twin-linked. </text:p>
      <text:p text:style-name="P2"/>
      <text:p text:style-name="P2">In addition to electrolasrs, the people of the Sanctuary Worlds has developed a number of radiation- and particle-based weapons. In the place of the iconic PPC, the Neutrino Projector Cannon (NPC) was created. Where a PPC fires protons, the NPC fires a tightly concentrated beam of neutrinos. Though neutrinos only interact with physical matter in a limited fashion, they do so explosively, ripping gouges in their targets. The NPC has limited range however and disperses extremely quickly. Alongside the NPC, the Directed X-Ray Cannon (DXR) and the Gamma Cannon (GC) were developed. The DXR is a highly focused projector that bathes its targets in destructive x-rays. However, it is so lethal to humans that its use is highly restricted in the Sacellum. Finally, the GC was developed to fit into the role of long-range damage dealer, for extended firefights. The GC fires a finely tuned and precise burst of gamma radiation to a specific location, where the gamma rays melt whatever they targeted.</text:p>
      <text:p text:style-name="P2"/>
      <text:p text:style-name="P2">While the Sacellum does use autocannons, they have their own “calibers”, classified roughly into the AC/4, the AC/9, and the AC/13. Originally, the Sacellum used the AC/2, AC/5, and AC/10 like the <text:soft-page-break/>Inner Sphere (the settlers had no examples of an AC/20, which remains an unknown though proposed technology in the Sacellum). However, as their working examples broke down over time, the Sacntury settlers had to replace them with something and developed the similar, yet slightly-smaller, AC/4 and AC/9. Designed to be AC/5s and AC/10s, it turns out that the firm that made them constructed them slightly small on accident. Over time, they became the accepted standard AC sizes and have remained so to this day. The AC/13 however was the was brainchild of an engineer who, under pressure to perform from his lord, decided he would increase an AC/9's barrel size by the width of an AC/4. This produced the powerful AC/13, which was quickly adopted across the Sanctuary Worlds, most famously for being able to instantly decapitate a BattleMech.</text:p>
      <text:p text:style-name="P2"/>
      <text:p text:style-name="P2">However, the largest area where the Sacellum differs from the Inner Sphere is in robotics. While the Sphere does have robots doing a variety of jobs, the Sacellum long-ago decided to solve their military conflicts with robotic servants instead of wasting human lives. Robotics in the Sacellum date from its early days on the Sanctuary Worlds, where it was decided after a few destructive wars to remove humans from front-line combat in order to save on population, as the worlds were still young and populations were still low and fragile. To preserve the population of the worlds, robotics were adopted and worked into wide usage. The Sacellum has two kinds of combat robots: autonomous drones and remote-operated units. Humans still exist in Sacellum warfare, but only as specialized 'Mech duelists or as field overseers of the drones. With the vast majority of armed forces being autonomous drones, only specialized or unique units are remote-operated. Military leaders often have a personal remote-operated drone that they pilot into the field when warranted to demonstrate their personal ability as combatants. In order to control a remote-operated drone, a special harness and 3-D enclosure is required, making them a rarity and infeasable for wide-spread usage. A unique problem in the Sacellum is electronic warfare, which is less prevalent in the Sacellum than in the Inner Sphere. While Sacellum drones are hardened against it, special powerful e-war systems can still affect their operation. The Sacellum uses robotic drones for all levels of warfare, from conventional infantry up through combat vehicles and aerospace fighters. Robots have even been designed for use in BattleMechs, where they perform similarly, if not exactly, as well as human pilots.</text:p>
      <text:p text:style-name="P2"/>
      <text:p text:style-name="P2">Other than as indicated above, most Sacellum technology is as normal Inner Sphere designs, though some centuries out of date. For instance, the Sacellum does have JumpShips, DropShips, and WarShips, but they're all old designs, nothing after the start of the Star League era. Additionally, while the Sacellum does make use of custom combat vehicle and BattleMech designs, it also uses old Terran Hegemony designs that came with the original settlers (all with updated variants of course but the chassis' haven't changed). They have certain Terran Hegemony technologies as standard though, such as CASE and highly advanced robotics beyond anything in the Inner Sphere.</text:p>
      <text:p text:style-name="P2"/>
      <text:p text:style-name="P4">Weaponry Statistics<text:span text:style-name="T5">:</text:span><text:span text:style-name="T2"> The Sacellum uses the following unique weapons with adjoined rules.</text:span></text:p>
      <text:p text:style-name="P2"/>
      <text:p text:style-name="P3">Small Electrolaser</text:p>
      <text:p text:style-name="P2">Type: Energy</text:p>
      <text:p text:style-name="P2">Range: min 1, 2/3/-</text:p>
      <text:p text:style-name="P2">Damage: 4</text:p>
      <text:p text:style-name="P2">Heat: 2<text:line-break/>Weight: 0.5</text:p>
      <text:p text:style-name="P2">Crits: 1</text:p>
      <text:p text:style-name="P2">Ammo/Ton: N/A</text:p>
      <text:p text:style-name="P2"/>
      <text:p text:style-name="P3">Medium Electrolaser</text:p>
      <text:p text:style-name="P2"><text:soft-page-break/>Type: Energy</text:p>
      <text:p text:style-name="P2">Range: min 1, 2/5/8</text:p>
      <text:p text:style-name="P2">Damage: 7</text:p>
      <text:p text:style-name="P2">Heat: 5<text:line-break/>Weight: 1</text:p>
      <text:p text:style-name="P2">Crits: 1</text:p>
      <text:p text:style-name="P2">Ammo/Ton: N/A</text:p>
      <text:p text:style-name="P3"/>
      <text:p text:style-name="P3">Large Electrolaser</text:p>
      <text:p text:style-name="P2">Type: Energy</text:p>
      <text:p text:style-name="P2">Range: min 2, 4/8/12</text:p>
      <text:p text:style-name="P2">Damage: 9</text:p>
      <text:p text:style-name="P2">Heat: 9<text:line-break/>Weight: 4</text:p>
      <text:p text:style-name="P2">Crits: 2</text:p>
      <text:p text:style-name="P2">Ammo/Ton: N/A</text:p>
      <text:p text:style-name="P2"/>
      <text:p text:style-name="P3">Twin-Linked Electrolaser</text:p>
      <text:p text:style-name="P2">Type: Energy</text:p>
      <text:p text:style-name="P2">Range: min 2, 3/6/9</text:p>
      <text:p text:style-name="P2">Damage: 18</text:p>
      <text:p text:style-name="P2">Heat: 18<text:line-break/>Weight: 9</text:p>
      <text:p text:style-name="P2">Crits: 4</text:p>
      <text:p text:style-name="P2">Ammo/Ton: N/A</text:p>
      <text:p text:style-name="P2">Special: If the twin-linked electrolaser is hit on a critical, in addition to being destroyed, it also explodes as the twin capacitors are more unstable than their single electrolaser kin. A twin-linked electrolaser explodes for 9 damage.</text:p>
      <text:p text:style-name="P2"/>
      <text:p text:style-name="P3">Neutrino Projector Cannon (NPC)</text:p>
      <text:p text:style-name="P2">Type: Energy</text:p>
      <text:p text:style-name="P2">Range: min 3, 5/10/15</text:p>
      <text:p text:style-name="P2">Damage: 12</text:p>
      <text:p text:style-name="P2">Heat: 12<text:line-break/>Weight: 8</text:p>
      <text:p text:style-name="P2">Crits: 3</text:p>
      <text:p text:style-name="P2">Ammo/Ton: N/A</text:p>
      <text:p text:style-name="P2"/>
      <text:p text:style-name="P3">Directed X-Ray Cannon (DXR)</text:p>
      <text:p text:style-name="P2">Type: Energy</text:p>
      <text:p text:style-name="P2">Range: min 0, 3/6/9</text:p>
      <text:p text:style-name="P2">Damage: 2d6 damage to infantry, 6 to everything else, special to Battle Armor</text:p>
      <text:p text:style-name="P2">Heat: 7<text:line-break/>Weight: 6</text:p>
      <text:p text:style-name="P2">Crits: 3</text:p>
      <text:p text:style-name="P2">Ammo/Ton: N/A</text:p>
      <text:p text:style-name="P3"><text:span text:style-name="T6">Special: When the DXR deals damage to a Battle Armor squad, it automatically kills one trooper. Additionally, if the DXR scores a successful critical hit in a location that contains any explosive equipment, it automatically gets a chance to detonate that equipment (6+ on 2d6 detonates). It checks </text:span><text:soft-page-break/><text:span text:style-name="T6">once for each piece of explosive equipment in that location.</text:span></text:p>
      <text:p text:style-name="P3"/>
      <text:p text:style-name="P3">Gamma Cannon</text:p>
      <text:p text:style-name="P2">Type: Energy</text:p>
      <text:p text:style-name="P2">Range: min 4, 8/16/24</text:p>
      <text:p text:style-name="P2">Damage: 15</text:p>
      <text:p text:style-name="P2">Heat: 12<text:line-break/>Weight: 13</text:p>
      <text:p text:style-name="P2">Crits: 7</text:p>
      <text:p text:style-name="P2">Ammo/Ton: N/A</text:p>
      <text:p text:style-name="P2"/>
      <text:p text:style-name="P3">Autocannon/4</text:p>
      <text:p text:style-name="P2">Type: Ballistic</text:p>
      <text:p text:style-name="P2">Range: min 3, 7/13/19</text:p>
      <text:p text:style-name="P2">Damage: 4</text:p>
      <text:p text:style-name="P2">Heat: 1<text:line-break/>Weight: 7</text:p>
      <text:p text:style-name="P2">Crits: 3</text:p>
      <text:p text:style-name="P2">Ammo/Ton: 22</text:p>
      <text:p text:style-name="P2"/>
      <text:p text:style-name="P3">Autocannon/9</text:p>
      <text:p text:style-name="P2">Type: Ballistic</text:p>
      <text:p text:style-name="P2">Range: min 0, 6/11/16</text:p>
      <text:p text:style-name="P2">Damage: 9</text:p>
      <text:p text:style-name="P2">Heat: 3<text:line-break/>Weight: 10</text:p>
      <text:p text:style-name="P2">Crits: 6</text:p>
      <text:p text:style-name="P2">Ammo/Ton: 12</text:p>
      <text:p text:style-name="P2"/>
      <text:p text:style-name="P3">Autocannon/13</text:p>
      <text:p text:style-name="P2">Type: Ballistic</text:p>
      <text:p text:style-name="P2">Range: min 0, 4/8/12</text:p>
      <text:p text:style-name="P2">Damage: 13</text:p>
      <text:p text:style-name="P2">Heat: 5<text:line-break/>Weight: 12</text:p>
      <text:p text:style-name="P2">Crits: 8</text:p>
      <text:p text:style-name="P2">Ammo/Ton: 8</text:p>
      <text:p text:style-name="P2"/>
      <text:p text:style-name="P5"><text:span text:style-name="T6">Robotics</text:span><text:span text:style-name="T3">: The Dane Sacellum has advanced beyond the Inner Sphere in only one area, robotics. Because they have moved away from humans in front-line combat, robotics have taken up the slack. Originally, the Sanctuary Worlds used old Terran Hegemony era robots, with their smart control systems and all of its flaws. Eventually, as the technology advanced, most of the issues in those old systems were solved. Today, the Sacellum's autonomous drones are all but indistinguishable from humans, being worse in only a few situ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Coles</meta:initial-creator>
    <meta:creation-date>2018-01-14T21:13:57.35</meta:creation-date>
    <dc:date>2019-10-11T23:05:56.48</dc:date>
    <dc:creator>Adam Coles</dc:creator>
    <meta:editing-duration>P5DT8H41M7S</meta:editing-duration>
    <meta:editing-cycles>10</meta:editing-cycles>
    <meta:generator>OpenOffice/4.1.2$Win32 OpenOffice.org_project/412m3$Build-9782</meta:generator>
    <meta:document-statistic meta:table-count="0" meta:image-count="0" meta:object-count="0" meta:page-count="5" meta:paragraph-count="85" meta:word-count="2282" meta:character-count="14134"/>
  </office:meta>
</office:document-meta>
</file>